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c2a" officeooo:paragraph-rsid="00003c2a"/>
    </style:style>
    <style:style style:name="P2" style:family="paragraph" style:parent-style-name="Standard">
      <style:paragraph-properties fo:text-align="center" style:justify-single-word="false"/>
      <style:text-properties officeooo:rsid="00003c2a" officeooo:paragraph-rsid="00003c2a"/>
    </style:style>
    <style:style style:name="P3" style:family="paragraph" style:parent-style-name="Standard">
      <style:text-properties officeooo:rsid="00003c2a" officeooo:paragraph-rsid="00029094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03c2a" officeooo:paragraph-rsid="00003c2a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paragraph-rsid="00003c2a"/>
    </style:style>
    <style:style style:name="P6" style:family="paragraph" style:parent-style-name="Standard">
      <style:text-properties officeooo:paragraph-rsid="00029094"/>
    </style:style>
    <style:style style:name="T1" style:family="text">
      <style:text-properties officeooo:rsid="00003c2a"/>
    </style:style>
    <style:style style:name="T2" style:family="text">
      <style:text-properties officeooo:rsid="00044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senpapier zum Kolloquium</text:p>
      <text:p text:style-name="P1"/>
      <text:p text:style-name="P1"/>
      <text:p text:style-name="P1"/>
      <text:p text:style-name="P1"/>
      <text:p text:style-name="P1"/>
      <text:p text:style-name="P4">Onlinehandel und dessen Einfluss auf Dörfer und Kleinstädte im ländlichen Raum</text:p>
      <text:p text:style-name="P1"/>
      <text:p text:style-name="P1"/>
      <text:p text:style-name="P2">am Hennebergischen Gymnasium “Georg Ernst” Schleusingen, den 22. 01. 2020</text:p>
      <text:p text:style-name="P1"/>
      <text:p text:style-name="P1"/>
      <text:p text:style-name="P1"/>
      <text:p text:style-name="P1"/>
      <text:p text:style-name="P1">vorgelegt von:<text:tab/><text:tab/>Beez, Fabian<text:tab/><text:tab/>(21En2)</text:p>
      <text:p text:style-name="P1"><text:tab/><text:tab/><text:tab/>Hausdörfer, Toni<text:tab/>(21En2)</text:p>
      <text:p text:style-name="P1"/>
      <text:p text:style-name="P1">Fachbetreuerin: <text:tab/>Frau K. Richter</text:p>
      <text:p text:style-name="P1"/>
      <text:p text:style-name="P1"/>
      <text:p text:style-name="P1"/>
      <text:p text:style-name="P1"/>
      <text:p text:style-name="P1"/>
      <text:p text:style-name="P5"><text:span text:style-name="T1"><text:tab/>1.<text:tab/>Der Onlinehandel schadet der Umwelt.</text:span></text:p>
      <text:p text:style-name="P1"/>
      <text:p text:style-name="P1"/>
      <text:p text:style-name="P3"><text:tab/>2.<text:tab/>Der Onlinehandel schadet den Arbeitsbedingungen insgesamt.</text:p>
      <text:p text:style-name="P3"/>
      <text:p text:style-name="P3"/>
      <text:p text:style-name="P6"><text:span text:style-name="T1"><text:tab/></text:span><text:span text:style-name="T2">3</text:span><text:span text:style-name="T1">.<text:tab/></text:span><text:span text:style-name="T2">Die Corona-Krise stellt eine größere Gefahr für stationäre Unternehmen dar als der <text:tab/><text:tab/><text:tab/>Onlinehandel.</text:span></text:p>
      <text:p text:style-name="P1"/>
      <text:p text:style-name="P1"/>
      <text:p text:style-name="P5"><text:span text:style-name="T1"><text:tab/></text:span><text:span text:style-name="T2">4</text:span><text:span text:style-name="T1">.<text:tab/>Der Onlinehandel trägt zum Aussterben von stationären Unternehmen bei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7:17:22.322927055</meta:creation-date>
    <meta:print-date>2021-01-21T18:56:05.665800648</meta:print-date>
    <dc:date>2021-01-21T18:56:21.958569793</dc:date>
    <meta:editing-duration>PT4M36S</meta:editing-duration>
    <meta:editing-cycles>1</meta:editing-cycles>
    <meta:document-statistic meta:table-count="0" meta:image-count="0" meta:object-count="0" meta:page-count="1" meta:paragraph-count="10" meta:word-count="73" meta:character-count="553" meta:non-whitespace-character-count="477"/>
    <meta:generator>LibreOffice/6.4.7.2$Linux_X86_64 LibreOffice_project/40$Build-2</meta:generator>
  </office:meta>
</office:document-meta>
</file>